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Palatino,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05cb82" officeooo:paragraph-rsid="0005cb82" style:font-weight-asian="bold" style:font-weight-complex="bold"/>
    </style:style>
    <style:style style:name="P2" style:family="paragraph" style:parent-style-name="Standard">
      <style:paragraph-properties fo:text-align="justify" style:justify-single-word="false"/>
      <style:text-properties fo:font-weight="normal" officeooo:rsid="000aa45b" officeooo:paragraph-rsid="001e1f50" fo:background-color="#fff200" style:font-weight-asian="normal" style:font-weight-complex="normal"/>
    </style:style>
    <style:style style:name="P3" style:family="paragraph" style:parent-style-name="Standard">
      <style:paragraph-properties fo:text-align="justify" style:justify-single-word="false">
        <style:tab-stops>
          <style:tab-stop style:position="3.18cm"/>
        </style:tab-stops>
      </style:paragraph-properties>
      <style:text-properties fo:font-weight="normal" officeooo:rsid="0001bd63" officeooo:paragraph-rsid="0006dbc9" fo:background-color="#dc143c" style:font-weight-asian="normal" style:font-weight-complex="normal"/>
    </style:style>
    <style:style style:name="P4" style:family="paragraph" style:parent-style-name="Standard">
      <style:paragraph-properties fo:text-align="justify" style:justify-single-word="false">
        <style:tab-stops>
          <style:tab-stop style:position="3.18cm"/>
        </style:tab-stops>
      </style:paragraph-properties>
      <style:text-properties fo:font-weight="normal" officeooo:rsid="0001bd63" officeooo:paragraph-rsid="002dad5c" fo:background-color="#dc143c" style:font-weight-asian="normal" style:font-weight-complex="normal"/>
    </style:style>
    <style:style style:name="P5" style:family="paragraph" style:parent-style-name="Standard">
      <style:paragraph-properties fo:text-align="justify" style:justify-single-word="false"/>
      <style:text-properties fo:font-weight="normal" officeooo:rsid="000bd429" officeooo:paragraph-rsid="001e1f50" style:font-weight-asian="normal" style:font-weight-complex="normal"/>
    </style:style>
    <style:style style:name="P6" style:family="paragraph" style:parent-style-name="Standard">
      <style:paragraph-properties fo:text-align="justify" style:justify-single-word="false"/>
      <style:text-properties fo:font-weight="normal" officeooo:rsid="000bd429" officeooo:paragraph-rsid="00225890" style:font-weight-asian="normal" style:font-weight-complex="normal"/>
    </style:style>
    <style:style style:name="P7" style:family="paragraph" style:parent-style-name="Standard">
      <style:paragraph-properties fo:text-align="justify" style:justify-single-word="false"/>
      <style:text-properties fo:font-weight="normal" officeooo:rsid="000bd429" officeooo:paragraph-rsid="00264861" style:font-weight-asian="normal" style:font-weight-complex="normal"/>
    </style:style>
    <style:style style:name="P8" style:family="paragraph" style:parent-style-name="Standard">
      <style:paragraph-properties fo:text-align="justify" style:justify-single-word="false"/>
      <style:text-properties fo:font-weight="normal" officeooo:rsid="002dad5c" officeooo:paragraph-rsid="002dad5c" style:font-weight-asian="normal" style:font-weight-complex="normal"/>
    </style:style>
    <style:style style:name="T1" style:family="text">
      <style:text-properties officeooo:rsid="000d6ee6" fo:background-color="#fff200" loext:char-shading-value="0"/>
    </style:style>
    <style:style style:name="T2" style:family="text">
      <style:text-properties officeooo:rsid="0023c0d9" fo:background-color="#fff200" loext:char-shading-value="0"/>
    </style:style>
    <style:style style:name="T3" style:family="text">
      <style:text-properties officeooo:rsid="00264861" fo:background-color="#fff200" loext:char-shading-value="0"/>
    </style:style>
    <style:style style:name="T4" style:family="text">
      <style:text-properties fo:background-color="#fff200" loext:char-shading-value="0"/>
    </style:style>
    <style:style style:name="T5" style:family="text">
      <style:text-properties officeooo:rsid="000d6ee6"/>
    </style:style>
    <style:style style:name="T6" style:family="text">
      <style:text-properties officeooo:rsid="000d6ee6" fo:background-color="transparent" loext:char-shading-value="0"/>
    </style:style>
    <style:style style:name="T7" style:family="text">
      <style:text-properties officeooo:rsid="001a857d" fo:background-color="transparent" loext:char-shading-value="0"/>
    </style:style>
    <style:style style:name="T8" style:family="text">
      <style:text-properties officeooo:rsid="001e1f50" fo:background-color="transparent" loext:char-shading-value="0"/>
    </style:style>
    <style:style style:name="T9" style:family="text">
      <style:text-properties officeooo:rsid="0020b066" fo:background-color="transparent" loext:char-shading-value="0"/>
    </style:style>
    <style:style style:name="T10" style:family="text">
      <style:text-properties officeooo:rsid="0020db59" fo:background-color="transparent" loext:char-shading-value="0"/>
    </style:style>
    <style:style style:name="T11" style:family="text">
      <style:text-properties officeooo:rsid="00225890" fo:background-color="transparent" loext:char-shading-value="0"/>
    </style:style>
    <style:style style:name="T12" style:family="text">
      <style:text-properties officeooo:rsid="0023c0d9" fo:background-color="transparent" loext:char-shading-value="0"/>
    </style:style>
    <style:style style:name="T13" style:family="text">
      <style:text-properties officeooo:rsid="00264861" fo:background-color="transparent" loext:char-shading-value="0"/>
    </style:style>
    <style:style style:name="T14" style:family="text">
      <style:text-properties fo:background-color="transparent" loext:char-shading-value="0"/>
    </style:style>
    <style:style style:name="T15" style:family="text">
      <style:text-properties officeooo:rsid="002a61b9" fo:background-color="transparent" loext:char-shading-value="0"/>
    </style:style>
    <style:style style:name="T16" style:family="text">
      <style:text-properties officeooo:rsid="002cb0ac" fo:background-color="transparent" loext:char-shading-value="0"/>
    </style:style>
    <style:style style:name="T17" style:family="text">
      <style:text-properties officeooo:rsid="002dad5c" fo:background-color="transparent" loext:char-shading-value="0"/>
    </style:style>
    <style:style style:name="T18" style:family="text">
      <style:text-properties fo:font-variant="normal" fo:text-transform="none" fo:color="#333333" style:font-name="Georgia" fo:font-size="13.5pt" fo:letter-spacing="normal" fo:font-style="normal" officeooo:rsid="0020b066"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ión</text:p>
      <text:p text:style-name="P1"/>
      <text:p text:style-name="P7"><text:span text:style-name="T5">Los análisis genéticos cuantitativos se han basado tradicionalmente en la metodología de los modelos mixtos. Desde el desarrollo de esta metodología, el progreso genético logrado, principalmente en animales, ha sido en gran parte al uso de la información del pedigrí </text:span><text:span text:style-name="T1">(cita)</text:span><text:span text:style-name="T6">, </text:span><text:span text:style-name="T7">y a la matriz de parentesco generada a partir de esta información (matriz A)</text:span><text:span text:style-name="T5">. La matriz A</text:span><text:span text:style-name="T7"> </text:span><text:span text:style-name="T8">se ha utilizado ampliamente para estimar la covarianza genética entre individuos a través del mejor predictor lineal insesgado (BLUP). </text:span><text:span text:style-name="T11">Sin embargo, en los últimos años, se han propuesto estimadores del parentesco entre individuos distintos al </text:span><text:span text:style-name="T16">parentesco</text:span><text:span text:style-name="T11"> basad</text:span><text:span text:style-name="T16">o</text:span><text:span text:style-name="T11"> en el pedigrí, </text:span><text:span text:style-name="T12">ya que</text:span><text:span text:style-name="T11"> </text:span><text:span text:style-name="T13">en </text:span><text:span text:style-name="T12">est</text:span><text:span text:style-name="T16">e</text:span><text:span text:style-name="T12"> últim</text:span><text:span text:style-name="T17">o</text:span><text:span text:style-name="T12"> </text:span><text:span text:style-name="T13">se</text:span><text:span text:style-name="T12"> asum</text:span><text:span text:style-name="T13">e</text:span><text:span text:style-name="T12"> una relación promedio entre individuos fundadores igual a cero </text:span><text:span text:style-name="T2">(cita)</text:span><text:span text:style-name="T12">, además de </text:span><text:span text:style-name="T13">que </text:span><text:span text:style-name="T15">se</text:span><text:span text:style-name="T13"> ignora el término de muestreo Mendeliano </text:span><text:span text:style-name="T3">(cita)</text:span><text:span text:style-name="T13">.</text:span></text:p>
      <text:p text:style-name="P6"><text:span text:style-name="T8"/></text:p>
      <text:p text:style-name="P8"><text:span text:style-name="T10">P</text:span><text:span text:style-name="T14">or otro lado, a pesar del interés que en su momento hubo en el uso del pedigrí en la mejora genética de animales, el uso de este tipo de información en plantas no fue relevante </text:span><text:span text:style-name="T4">(cita)</text:span><text:span text:style-name="T14">. Con </text:span></text:p>
      <text:p text:style-name="P8"><text:span text:style-name="T14"/></text:p>
      <text:p text:style-name="P4"><text:span text:style-name="T14">La selección basada únicamente en el pedigrí no ha ganado el mismo interés en el fitomejoramiento, que rápidamente movió el enfoque de la selección fenotípica a la GS usando marcadores</text:span></text:p>
      <text:p text:style-name="P8"><text:span text:style-name="T14"/></text:p>
      <text:p text:style-name="P8"><text:span text:style-name="T14"><text:s/>diferencia de </text:span></text:p>
      <text:p text:style-name="P6"><text:span text:style-name="T10"/></text:p>
      <text:p text:style-name="P6"><text:span text:style-name="T10">La mayoría de las investigaciones sobre GS en plantas han ignorado la información de pedigrí, a diferencia de las aplicaciones de GS en animales, y parece útil discutir el uso de pedigrí en plantas también.</text:span></text:p>
      <text:p text:style-name="P5"><text:span text:style-name="T9"/></text:p>
      <text:p text:style-name="P2"><text:span text:style-name="T18">pesar del interés que en su momento hubo en el uso del pedigrí para la mejora genética de animales, el uso de esta información en plantas no fue relevante</text:span></text:p>
      <text:p text:style-name="P1"/>
      <text:p text:style-name="P1">–</text:p>
      <text:p text:style-name="P1"/>
      <text:p text:style-name="P3">El uso de pedigrí en modelos de selección ha sido ampliamente adoptado en la cría de animales como un factor importante en los programas de selección genética [65]. La selección basada únicamente en el pedigrí no ha ganado el mismo interés en el fitomejoramiento, que rápidamente movió el enfoque de la selección fenotípica a la GS usando marcadores. Por lo tanto, no se dispone de una comprensión integral de las ganancias de la selección fenotípica a la selección de pedigrí en las plantas. Unos pocos estudios en fitomejoramiento han investigado el efecto de la selección de pedigrí en comparación con la selección usando marcadores. En teoría, el uso de marcadores puede dar la relación genética realizada teniendo en cuenta el muestreo mendeliano, a diferencia de la relación genética esperada de una matriz de relación derivada del pedigrí. Juliana et al. [66] encontraron precisiones similares para dos modelos GS utilizando pedigrí y marcadores, respectivamente. Sin embargo, Cericola et al. [19] encontraron precisiones de predicción ligeramente más altas al usar marcadores en comparación con el pedigrí. Se han observado algunas mejoras en la precisión de la predicción cuando la información genealógica y genómica se usa colectivamente para GS en comparación con GS que usa solo marcadores [67,68]. Se han introducido métodos de un solo paso en la cría de cerdos, que combinan información de pedigrí y genotipo en una sola matriz, lo que hace posible incluir líneas sin genotipado con un pedigrí conocido en el modelo GS [69]. Se han encontrado precisiones similares para la selección con pedigrí, marcador y modelos de un solo paso para la predicción en trigo [70]. Sin embargo, el uso de pedigrí da la posibilidad de hacer predicciones sobre líneas no genotipadas con un pedigrí conocido. El uso adicional de métodos de pedigrí y de un solo paso será una mejora directa en <text:soft-page-break/>el ciclo GS dentro de la crianza; sin embargo, para el ciclo de cruzamiento GS, a menudo se observa que no se dispone de genealogías completas en el fitomejoramiento y el uso de la información genealógica será más problemát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Palatino,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01:56:22.427134425</meta:creation-date>
    <dc:date>2022-05-06T09:20:13.074612271</dc:date>
    <meta:editing-duration>PT7H40M48S</meta:editing-duration>
    <meta:editing-cycles>22</meta:editing-cycles>
    <meta:generator>LibreOffice/6.0.7.3$Linux_X86_64 LibreOffice_project/00m0$Build-3</meta:generator>
    <meta:document-statistic meta:table-count="0" meta:image-count="0" meta:object-count="0" meta:page-count="2" meta:paragraph-count="9" meta:word-count="605" meta:character-count="3681" meta:non-whitespace-character-count="3081"/>
  </office:meta>
</office:document-meta>
</file>